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 style:data-style-name="N139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1" style:font-name-asian="WenQuanYi Micro Hei" style:font-name-complex="Lohit Hindi"/>
    </style:style>
    <style:style style:name="ce13" style:family="table-cell" style:parent-style-name="Default" style:data-style-name="N13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14" table:default-cell-style-name="ce11"/>
        <table:table-column table:style-name="co14" table:default-cell-style-name="ce17"/>
        <table:table-column table:style-name="co20" table:default-cell-style-name="ce21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5" table:default-cell-style-name="ce17"/>
        <table:table-column table:style-name="co26" table:default-cell-style-name="ce21"/>
        <table:table-column table:style-name="co28" table:default-cell-style-name="ce17"/>
        <table:table-column table:style-name="co29" table:default-cell-style-name="ce2"/>
        <table:table-column table:style-name="co30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1" office:value-type="string">
            <text:p>Invoice. No</text:p>
          </table:table-cell>
          <table:table-cell table:style-name="ce1" office:value-type="string">
            <text:p>Invoice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tribution 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8" office:value-type="string">
            <text:p>Application</text:p>
          </table:table-cell>
          <table:table-cell table:style-name="ce1" office:value-type="string">
            <text:p>Customer No.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nee 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Transport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Truck No</text:p>
          </table:table-cell>
          <table:table-cell table:style-name="ce1" office:value-type="string">
            <text:p>Booked To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Payment Term</text:p>
          </table:table-cell>
          <table:table-cell table:style-name="ce10" office:value-type="string">
            <text:p>Quantity</text:p>
          </table:table-cell>
          <table:table-cell table:style-name="ce15" office:value-type="string">
            <text:p>Unit Price</text:p>
          </table:table-cell>
          <table:table-cell table:style-name="ce20" office:value-type="string">
            <text:p>UOM</text:p>
          </table:table-cell>
          <table:table-cell table:style-name="ce15" office:value-type="string">
            <text:p>Basic Price</text:p>
          </table:table-cell>
          <table:table-cell table:style-name="ce15" office:value-type="string">
            <text:p>Excise Duty</text:p>
          </table:table-cell>
          <table:table-cell table:style-name="ce15" office:value-type="string">
            <text:p>CST</text:p>
          </table:table-cell>
          <table:table-cell table:style-name="ce15" office:value-type="string">
            <text:p>VAT</text:p>
          </table:table-cell>
          <table:table-cell table:style-name="ce15" office:value-type="string">
            <text:p>TCS</text:p>
          </table:table-cell>
          <table:table-cell table:style-name="ce15" office:value-type="string">
            <text:p>Freight</text:p>
          </table:table-cell>
          <table:table-cell table:style-name="ce15" office:value-type="string">
            <text:p>Insurance</text:p>
          </table:table-cell>
          <table:table-cell table:style-name="ce15" office:value-type="string">
            <text:p>Others</text:p>
          </table:table-cell>
          <table:table-cell table:style-name="ce20" office:value-type="string">
            <text:p>Curr(DOC)</text:p>
          </table:table-cell>
          <table:table-cell table:style-name="ce15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5" office:value-type="string">
                  <text:p><text:a xlink:href="python://for%20each=%22seq,line%20in%20enumerate(get_invoice())%22" xlink:type="simple">for</text:a></text:p>
                </table:table-cell>
                <table:table-cell table:style-name="ce6"/>
                <table:table-cell table:number-columns-repeated="6"/>
                <table:table-cell table:style-name="ce6"/>
                <table:table-cell table:number-columns-repeated="16"/>
                <table:table-cell table:style-name="ce16"/>
                <table:table-cell/>
                <table:table-cell table:style-name="ce24" table:number-columns-repeated="2"/>
                <table:table-cell table:style-name="ce29"/>
                <table:table-cell table:style-name="ce24"/>
                <table:table-cell table:style-name="ce29" table:number-columns-repeated="4"/>
                <table:table-cell/>
                <table:table-cell table:style-name="ce24"/>
                <table:table-cell table:number-columns-repeated="986"/>
              </table:table-row>
              <table:table-row table:style-name="ro1">
                <table:table-cell/>
                <table:table-cell table:style-name="ce5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6"/>
                <table:table-cell table:number-columns-repeated="6"/>
                <table:table-cell table:style-name="ce6"/>
                <table:table-cell table:number-columns-repeated="16"/>
                <table:table-cell table:style-name="ce16"/>
                <table:table-cell/>
                <table:table-cell table:style-name="ce24" table:number-columns-repeated="2"/>
                <table:table-cell table:style-name="ce29"/>
                <table:table-cell table:style-name="ce24"/>
                <table:table-cell table:style-name="ce29" table:number-columns-repeated="4"/>
                <table:table-cell/>
                <table:table-cell table:style-name="ce24"/>
                <table:table-cell table:number-columns-repeated="986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 and order_line.name_consignee_id.customer_code or 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9" office:value-type="string">
                  <text:p><text:span text:style-name="T1"><text:s/></text:span><text:span text:style-name="T1"><text:a xlink:href="python://line.invoice_id.delivery_order_id and line.invoice_id.delivery_order_id.transporter or 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9" office:value-type="string">
                  <text:p><text:span text:style-name="T1"><text:s/></text:span><text:span text:style-name="T1"><text:a xlink:href="python://line.invoice_id.delivery_order_id and line.invoice_id.delivery_order_id.truck or ''" xlink:type="simple">truck</text:a></text:span></text:p>
                </table:table-cell>
                <table:table-cell table:style-name="ce9" office:value-type="string">
                  <text:p><text:span text:style-name="T1"><text:s/></text:span><text:span text:style-name="T1"><text:a xlink:href="python://line.invoice_id and line.invoice_id.booked_to or 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9" office:value-type="string">
                  <text:p><text:span text:style-name="T1"><text:a xlink:href="python://line.invoice_id.payment_term and line.invoice_id.payment_term.name or ''" xlink:type="simple">PaymentTerm</text:a></text:span></text:p>
                </table:table-cell>
                <table:table-cell table:style-name="ce12" office:value-type="string">
                  <text:p><text:span text:style-name="T1"><text:a xlink:href="python://line.quantity%20or%20''" xlink:type="simple">quantity</text:a></text:span></text:p>
                </table:table-cell>
                <table:table-cell office:value-type="string">
                  <text:p><text:a xlink:href="python://line.price_unit or 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5" office:value-type="string">
                  <text:p><text:a xlink:href="python:///for" xlink:type="simple">end for</text:a></text:p>
                </table:table-cell>
                <table:table-cell table:number-columns-repeated="28"/>
                <table:table-cell table:style-name="ce29"/>
                <table:table-cell table:style-name="ce24"/>
                <table:table-cell table:style-name="ce29"/>
                <table:table-cell table:number-columns-repeated="991"/>
              </table:table-row>
              <table:table-row table:style-name="ro1">
                <table:table-cell/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6"/>
                <table:table-cell table:number-columns-repeated="6"/>
                <table:table-cell table:style-name="ce6"/>
                <table:table-cell table:number-columns-repeated="16"/>
                <table:table-cell table:style-name="ce16"/>
                <table:table-cell/>
                <table:table-cell table:style-name="ce24" table:number-columns-repeated="2"/>
                <table:table-cell table:style-name="ce29"/>
                <table:table-cell table:style-name="ce24"/>
                <table:table-cell table:style-name="ce29" table:number-columns-repeated="4"/>
                <table:table-cell/>
                <table:table-cell table:style-name="ce24"/>
                <table:table-cell table:number-columns-repeated="986"/>
              </table:table-row>
              <table:table-row table:style-name="ro2">
                <table:table-cell/>
                <table:table-cell table:style-name="Default"/>
                <table:table-cell table:style-name="ce6"/>
                <table:table-cell table:number-columns-repeated="6"/>
                <table:table-cell table:style-name="ce6"/>
                <table:table-cell table:number-columns-repeated="16"/>
                <table:table-cell table:style-name="ce16"/>
                <table:table-cell/>
                <table:table-cell table:style-name="ce24" table:number-columns-repeated="2"/>
                <table:table-cell table:style-name="ce29" table:number-columns-repeated="6"/>
                <table:table-cell/>
                <table:table-cell table:style-name="ce24"/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7"/>
                <table:table-cell/>
                <table:table-cell table:style-name="ce3" table:number-columns-repeated="5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1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4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4"/>
                <table:table-cell table:style-name="ce25" table:number-columns-repeated="2"/>
                <table:table-cell table:style-name="ce2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6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4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9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5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7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7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6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2"/>
                <table:table-cell table:style-name="ce25"/>
                <table:table-cell table:style-name="ce27" table:number-columns-repeated="2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8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5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6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4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7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8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/>
                <table:table-cell table:style-name="ce25"/>
                <table:table-cell table:style-name="ce27" table:number-columns-repeated="4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5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2"/>
                <table:table-cell table:style-name="ce27" table:number-columns-repeated="6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 table:number-columns-repeated="3"/>
                <table:table-cell table:style-name="ce27" table:number-columns-repeated="5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</table:table-row-group>
            <table:table-row table:style-name="ro2">
              <table:table-cell table:style-name="ce4" table:number-columns-repeated="25"/>
              <table:table-cell table:style-name="ce14"/>
              <table:table-cell table:style-name="ce19"/>
              <table:table-cell table:style-name="ce23"/>
              <table:table-cell table:style-name="ce26" table:number-columns-repeated="4"/>
              <table:table-cell table:style-name="ce28"/>
              <table:table-cell table:style-name="ce26" table:number-columns-repeated="2"/>
              <table:table-cell table:style-name="ce28"/>
              <table:table-cell table:style-name="ce23"/>
              <table:table-cell table:style-name="ce26"/>
              <table:table-cell table:style-name="ce4"/>
              <table:table-cell table:style-name="ce30" table:number-columns-repeated="985"/>
            </table:table-row>
          </table:table-row-group>
          <table:table-row table:style-name="ro2">
            <table:table-cell table:style-name="ce4" table:number-columns-repeated="25"/>
            <table:table-cell table:style-name="ce14"/>
            <table:table-cell table:style-name="ce19"/>
            <table:table-cell table:style-name="ce23"/>
            <table:table-cell table:style-name="ce26" table:number-columns-repeated="4"/>
            <table:table-cell table:style-name="ce28"/>
            <table:table-cell table:style-name="ce26" table:number-columns-repeated="2"/>
            <table:table-cell table:style-name="ce28"/>
            <table:table-cell table:style-name="ce23"/>
            <table:table-cell table:style-name="ce26"/>
            <table:table-cell table:style-name="ce4"/>
            <table:table-cell table:style-name="ce30" table:number-columns-repeated="985"/>
          </table:table-row>
          <table:table-row-group>
            <table:table-row-group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4"/>
                <table:table-cell table:style-name="ce25" table:number-columns-repeated="2"/>
                <table:table-cell table:style-name="ce2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4"/>
                <table:table-cell table:style-name="ce25" table:number-columns-repeated="2"/>
                <table:table-cell table:style-name="ce2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 table:number-rows-repeated="3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  <table:table-row table:style-name="ro2">
                <table:table-cell table:style-name="ce3" table:number-columns-repeated="2"/>
                <table:table-cell table:style-name="ce7"/>
                <table:table-cell table:style-name="ce3" table:number-columns-repeated="6"/>
                <table:table-cell table:style-name="ce7"/>
                <table:table-cell table:style-name="ce3" table:number-columns-repeated="15"/>
                <table:table-cell table:style-name="ce13"/>
                <table:table-cell table:style-name="ce18"/>
                <table:table-cell table:style-name="ce22"/>
                <table:table-cell table:style-name="ce25"/>
                <table:table-cell table:style-name="ce27" table:number-columns-repeated="4"/>
                <table:table-cell table:style-name="ce25" table:number-columns-repeated="2"/>
                <table:table-cell table:style-name="ce27"/>
                <table:table-cell table:style-name="ce22"/>
                <table:table-cell table:style-name="ce25"/>
                <table:table-cell table:style-name="ce3"/>
                <table:table-cell table:style-name="ce30" table:number-columns-repeated="985"/>
              </table:table-row>
            </table:table-row-group>
            <table:table-row table:style-name="ro2">
              <table:table-cell table:style-name="ce4" table:number-columns-repeated="25"/>
              <table:table-cell table:style-name="ce14"/>
              <table:table-cell table:style-name="ce19"/>
              <table:table-cell table:style-name="ce23"/>
              <table:table-cell table:style-name="ce26"/>
              <table:table-cell table:style-name="ce28" table:number-columns-repeated="4"/>
              <table:table-cell table:style-name="ce26" table:number-columns-repeated="2"/>
              <table:table-cell table:style-name="ce28"/>
              <table:table-cell table:style-name="ce23"/>
              <table:table-cell table:style-name="ce26"/>
              <table:table-cell table:style-name="ce4"/>
              <table:table-cell table:style-name="ce30" table:number-columns-repeated="985"/>
            </table:table-row>
          </table:table-row-group>
          <table:table-row table:style-name="ro2">
            <table:table-cell table:style-name="ce4" table:number-columns-repeated="25"/>
            <table:table-cell table:style-name="ce14"/>
            <table:table-cell table:style-name="ce19"/>
            <table:table-cell table:style-name="ce23"/>
            <table:table-cell table:style-name="ce26"/>
            <table:table-cell table:style-name="ce28" table:number-columns-repeated="4"/>
            <table:table-cell table:style-name="ce26" table:number-columns-repeated="2"/>
            <table:table-cell table:style-name="ce28"/>
            <table:table-cell table:style-name="ce23"/>
            <table:table-cell table:style-name="ce26"/>
            <table:table-cell table:style-name="ce4"/>
            <table:table-cell table:style-name="ce30" table:number-columns-repeated="985"/>
          </table:table-row>
        </table:table-row-group>
        <table:table-row table:style-name="ro2">
          <table:table-cell table:style-name="ce4" table:number-columns-repeated="25"/>
          <table:table-cell table:style-name="ce14"/>
          <table:table-cell table:style-name="ce19"/>
          <table:table-cell table:style-name="ce23"/>
          <table:table-cell table:style-name="ce26" table:number-columns-repeated="4"/>
          <table:table-cell table:style-name="ce28"/>
          <table:table-cell table:style-name="ce26" table:number-columns-repeated="2"/>
          <table:table-cell table:style-name="ce28"/>
          <table:table-cell table:style-name="ce23"/>
          <table:table-cell table:style-name="ce26"/>
          <table:table-cell table:style-name="ce4"/>
          <table:table-cell table:style-name="ce30" table:number-columns-repeated="985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6-26T18:32:07</dc:date>
    <meta:editing-cycles>104</meta:editing-cycles>
    <meta:generator>LibreOffice/3.5$Linux_x86 LibreOffice_project/350m1$Build-2</meta:generator>
    <meta:editing-duration>PT6H4M5S</meta:editing-duration>
    <meta:document-statistic meta:table-count="1" meta:cell-count="82" meta:object-count="0"/>
    <meta:template xlink:type="simple" xlink:actuate="onRequest" xlink:title="Normal.dotm" xlink:href=""/>
  </office:meta>
</office:document-meta>
</file>